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sSession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portType( String value , HttpMethod httpMethod , String ... header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sC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sNoCacheI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sOri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